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A000000731293D0D8.png" manifest:media-type="image/png"/>
  <manifest:file-entry manifest:full-path="Pictures/100000000000009600000072029B9A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Standard" style:font-family-generic="swiss"/>
    <style:font-face style:name="Arial1" svg:font-family="Arial" style:font-pitch="variable"/>
    <style:font-face style:name="DejaVu Sans1" svg:font-family="'DejaVu Sans'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2.286cm" fo:min-width="9.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16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6cm" fo:min-width="14.50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39cm" fo:min-width="20.499cm" fo:padding-top="0.13cm" fo:padding-bottom="0.13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auto-grow-height="true" fo:min-height="12.367cm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367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24cm" fo:margin-bottom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11" style:family="paragraph">
      <style:paragraph-properties fo:margin-left="0.493cm" fo:margin-right="0cm" fo:line-height="100%" fo:text-indent="-0.493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.493cm" fo:margin-right="0cm" fo:line-height="100%" fo:text-indent="-0.493cm" style:punctuation-wrap="hanging" style:line-break="stric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5" style:family="text">
      <style:text-properties style:font-name="Arial2" fo:font-size="24pt" fo:language="en" fo:country="US" style:font-name-asian="Arial2" style:font-size-asian="24pt" style:font-name-complex="Arial2" style:font-size-complex="24pt"/>
    </style:style>
    <style:style style:name="T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size="24pt" fo:language="en" fo:country="US" style:font-size-asian="24pt" style:font-size-complex="24pt"/>
    </style:style>
    <style:style style:name="T9" style:family="text">
      <style:text-properties fo:color="#000000" style:font-name="Arial1" fo:font-size="18pt" fo:language="en" fo:country="US" style:font-size-asian="18pt" style:font-size-complex="18pt"/>
    </style:style>
    <style:style style:name="T10" style:family="text">
      <style:text-properties fo:color="#000000" style:font-name="Arial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Arial1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ef181e" fo:font-size="45%"/>
      </text:list-level-style-bullet>
      <text:list-level-style-bullet text:level="3" text:bullet-char="">
        <style:list-level-properties text:space-before="1.2cm" text:min-label-width="0.5cm"/>
        <style:text-properties fo:font-family="StarSymbol" style:font-charset="x-symbol" fo:color="#ef181e" fo:font-size="45%"/>
      </text:list-level-style-bullet>
      <text:list-level-style-bullet text:level="4" text:bullet-char="">
        <style:list-level-properties text:space-before="1.8cm" text:min-label-width="0.5cm"/>
        <style:text-properties fo:font-family="StarSymbol" style:font-charset="x-symbol" fo:color="#ef181e" fo:font-size="45%"/>
      </text:list-level-style-bullet>
      <text:list-level-style-bullet text:level="5" text:bullet-char="">
        <style:list-level-properties text:space-before="2.4cm" text:min-label-width="0.5cm"/>
        <style:text-properties fo:font-family="StarSymbol" style:font-charset="x-symbol" fo:color="#ef181e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ef181e" fo:font-size="45%"/>
      </text:list-level-style-bullet>
      <text:list-level-style-bullet text:level="7" text:bullet-char="">
        <style:list-level-properties text:space-before="3.6cm" text:min-label-width="0.5cm"/>
        <style:text-properties fo:font-family="StarSymbol" style:font-charset="x-symbol" fo:color="#ef181e" fo:font-size="45%"/>
      </text:list-level-style-bullet>
      <text:list-level-style-bullet text:level="8" text:bullet-char="">
        <style:list-level-properties text:space-before="4.2cm" text:min-label-width="0.5cm"/>
        <style:text-properties fo:font-family="StarSymbol" style:font-charset="x-symbol" fo:color="#ef181e" fo:font-size="45%"/>
      </text:list-level-style-bullet>
      <text:list-level-style-bullet text:level="9" text:bullet-char="">
        <style:list-level-properties text:space-before="4.8cm" text:min-label-width="0.5cm"/>
        <style:text-properties fo:font-family="StarSymbol" style:font-charset="x-symbol" fo:color="#ef181e" fo:font-size="45%"/>
      </text:list-level-style-bullet>
      <text:list-level-style-bullet text:level="10" text:bullet-char="">
        <style:list-level-properties text:space-before="5.4cm" text:min-label-width="0.5cm"/>
        <style:text-properties fo:font-family="StarSymbol" style:font-charset="x-symbol" fo:color="#ef181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1.27cm" text:min-label-width="0.7cm"/>
        <style:text-properties fo:font-family="StarSymbol" style:font-charset="x-symbol" fo:color="#ef181e" fo:font-size="55%"/>
      </text:list-level-style-bullet>
      <text:list-level-style-bullet text:level="3" text:bullet-char="">
        <style:list-level-properties text:space-before="2.54cm" text:min-label-width="0.7cm"/>
        <style:text-properties fo:font-family="StarSymbol" style:font-charset="x-symbol" fo:color="#ef181e" fo:font-size="55%"/>
      </text:list-level-style-bullet>
      <text:list-level-style-bullet text:level="4" text:bullet-char="">
        <style:list-level-properties text:space-before="3.81cm" text:min-label-width="0.7cm"/>
        <style:text-properties fo:font-family="StarSymbol" style:font-charset="x-symbol" fo:color="#ef181e" fo:font-size="55%"/>
      </text:list-level-style-bullet>
      <text:list-level-style-bullet text:level="5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6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7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8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9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10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</text:list-style>
    <text:list-style style:name="L4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euth-Hochschule für Technik Berlin</presentation:footer-decl>
      <presentation:footer-decl presentation:name="ftr2">Technische Fachhochschule Berlin</presentation:footer-decl>
      <presentation:date-time-decl presentation:name="dtd1" presentation:source="current-date" style:data-style-name="D3"/>
      <draw:page draw:name="Titel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10cm" svg:height="2.536cm" svg:x="7.5cm" svg:y="14.499cm">
          <text:list text:style-name="L1">
            <text:list-header>
              <text:p text:style-name="P1"><text:span text:style-name="T1">Christoph Knabe</text:span><text:span text:style-name="T1"><text:line-break/></text:span><text:span text:style-name="T1">Dpt. Informatics and Media</text:span></text:p>
              <text:p text:style-name="P1"><text:span text:style-name="T1">20.07.20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074cm" svg:height="4.652cm" svg:x="3.096cm" svg:y="4.939cm">
          <text:list text:style-name="L1">
            <text:list-header>
              <text:p text:style-name="P1"><text:span text:style-name="T2">A DDD example</text:span><text:span text:style-name="T2"><text:line-break/></text:span><text:span text:style-name="T2">with Java, Spring,</text:span><text:span text:style-name="T2"><text:line-break/></text:span><text:span text:style-name="T2">Spring Data JPA,</text:span><text:span text:style-name="T2"><text:line-break/></text:span><text:span text:style-name="T2">Derb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8.668cm" svg:height="1.775cm" svg:x="15cm" svg:y="10cm">
          <draw:text-box>
            <text:p>Trying to understand<text:line-break/>Domain Driven Design</text:p>
          </draw:text-box>
        </draw:frame>
        <presentation:notes draw:style-name="dp2">
          <draw:page-thumbnail draw:style-name="gr4" draw:layer="layout" svg:width="13.794cm" svg:height="10.345cm" svg:x="2.54cm" svg:y="2.068cm" draw:page-number="1" presentation:class="page"/>
          <draw:frame presentation:style-name="pr1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Inhal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1.061cm" svg:height="13.931cm" svg:x="2.129cm" svg:y="4.069cm" presentation:class="outline" presentation:user-transformed="true">
          <draw:text-box>
            <text:list text:style-name="L2">
              <text:list-item>
                <text:p text:style-name="P5"><text:span text:style-name="T2">Bio</text:span></text:p>
              </text:list-item>
              <text:list-item>
                <text:p text:style-name="P5"><text:span text:style-name="T2">Why is DDD interesting?</text:span></text:p>
              </text:list-item>
              <text:list-item>
                <text:p text:style-name="P5"><text:span text:style-name="T2">Study Sources</text:span></text:p>
              </text:list-item>
              <text:list-item>
                <text:p text:style-name="P5"><text:span text:style-name="T2">Good about DDD</text:span></text:p>
              </text:list-item>
              <text:list-item>
                <text:p text:style-name="P5"><text:span text:style-name="T2">What layering</text:span></text:p>
              </text:list-item>
              <text:list-item>
                <text:p text:style-name="P5"><text:span text:style-name="T2">Layering and Entity Classes</text:span></text:p>
              </text:list-item>
              <text:list-item>
                <text:p text:style-name="P5"><text:span text:style-name="T2">Immutable Value Objects and JPA</text:span></text:p>
              </text:list-item>
              <text:list-item>
                <text:p text:style-name="P5"><text:span text:style-name="T2">Conclusion</text:span></text:p>
              </text:list-item>
              <text:list-item>
                <text:p text:style-name="P5"><text:span text:style-name="T2">Demonstration</text:span></text:p>
              </text:list-item>
            </text:list>
          </draw:text-box>
        </draw:frame>
        <draw:custom-shape draw:style-name="gr5" draw:text-style-name="P3" draw:layer="layout" svg:width="8.255cm" svg:height="1.266cm" svg:x="1.508cm" svg:y="1.808cm">
          <text:list text:style-name="L1">
            <text:list-header>
              <text:p text:style-name="P6"><text:span text:style-name="T3">Inha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94cm" svg:height="10.345cm" svg:x="2.54cm" svg:y="2.068cm" draw:page-number="2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Bio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2" draw:layer="layout" svg:width="22.119cm" svg:height="8.389cm" svg:x="1.535cm" svg:y="3.725cm">
          <text:list text:style-name="L3">
            <text:list-item>
              <text:p text:style-name="P6"><text:span text:style-name="T3">1981-1990 Software Developer @ PSI GmbH:</text:span><text:span text:style-name="T3"><text:line-break/></text:span><text:span text:style-name="T3">Factory Automation, Software Engineering Tools</text:span><text:span text:style-name="T3"><text:line-break/></text:span><text:span text:style-name="T3"/></text:p>
            </text:list-item>
            <text:list-item>
              <text:p text:style-name="P6"><text:span text:style-name="T3">1990-… Prof. @ Beuth University of Applied Sciences Berlin:</text:span><text:span text:style-name="T3"><text:line-break/></text:span><text:span text:style-name="T3">Teaches Software Engineering, Programming</text:span><text:span text:style-name="T3"><text:line-break/></text:span><text:span text:style-name="T3">Main interests: Scala, Backend Development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5.002cm" svg:height="1.266cm" svg:x="1.508cm" svg:y="1.808cm">
          <text:list text:style-name="L1">
            <text:list-header>
              <text:p text:style-name="P6"><text:span text:style-name="T3">Biograp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3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Why interesting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8" draw:layer="layout" svg:width="22.119cm" svg:height="11.321cm" svg:x="1.5cm" svg:y="3.3cm">
          <text:list text:style-name="L3">
            <text:list-item>
              <text:p text:style-name="P6"><text:span text:style-name="T3">First contact about 2006. Read the book of Eric Evans,</text:span><text:span text:style-name="T3"><text:line-break/></text:span><text:span text:style-name="T3">did not catch me.</text:span><text:span text:style-name="T3"><text:line-break/></text:span><text:span text:style-name="T3"/></text:p>
            </text:list-item>
            <text:list-item>
              <text:p text:style-name="P7"><text:span text:style-name="T3">Second contact in 2016. Mentioned in discussions of Scala usergroups. Still modern!</text:span><text:span text:style-name="T3"><text:line-break/></text:span><text:span text:style-name="T3">Had a closer and newer look.</text:span><text:span text:style-name="T3"><text:line-break/></text:span><text:span text:style-name="T3"/></text:p>
            </text:list-item>
            <text:list-item>
              <text:p text:style-name="P7"><text:span text:style-name="T3">Have to teach Software Engineering. Hopefully not only UML.</text:span></text:p>
              <text:p text:style-name="P7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5.002cm" svg:height="1.266cm" svg:x="1.508cm" svg:y="1.808cm">
          <text:list text:style-name="L1">
            <text:list-header>
              <text:p text:style-name="P6"><text:span text:style-name="T3">Why is DDD interesting for m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4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Study Sourc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8" draw:layer="layout" svg:width="22.119cm" svg:height="10.421cm" svg:x="1.535cm" svg:y="4.425cm">
          <text:list text:style-name="L3">
            <text:list-item>
              <text:p text:style-name="P6"><text:span text:style-name="T4">Naked Objects</text:span><text:span text:style-name="T3"> approach with tool Apache ISIS:</text:span><text:span text:style-name="T3"><text:line-break/></text:span><text:span text:style-name="T3">Pro: Model domain as Java classes,</text:span><text:span text:style-name="T3"><text:line-break/></text:span><text:span text:style-name="T3"> <text:s text:c="7"/>generate REST service and UI.</text:span><text:span text:style-name="T3"><text:line-break/></text:span><text:span text:style-name="T3">Contra: Needs Lombok plugin, maybe too complicated </text:span><text:span text:style-name="T3"><text:line-break/></text:span><text:span text:style-name="T3"> <text:s text:c="12"/>for students, not mainstream.</text:span><text:span text:style-name="T3"><text:line-break/></text:span><text:span text:style-name="T3"/></text:p>
            </text:list-item>
            <text:list-item>
              <text:p text:style-name="P6"><text:span text:style-name="T3">Official DDD example projects:</text:span><text:span text:style-name="T3"><text:line-break/></text:span><text:span text:style-name="T3">- Spring Cargo Tracker</text:span><text:span text:style-name="T3"><text:line-break/></text:span><text:span text:style-name="T3">- Java EE Cargo Tracker</text:span><text:span text:style-name="T3"><text:line-break/></text:span><text:span text:style-name="T3">- some web articl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5.002cm" svg:height="1.266cm" svg:x="1.508cm" svg:y="1.808cm">
          <text:list text:style-name="L1">
            <text:list-header>
              <text:p text:style-name="P6"><text:span text:style-name="T3">What did I study now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5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Good about DDD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8" draw:layer="layout" svg:width="22.119cm" svg:height="10.421cm" svg:x="1.535cm" svg:y="3.625cm">
          <text:list text:style-name="L3">
            <text:list-item>
              <text:p text:style-name="P6"><text:span text:style-name="T3">DDD avoids „Anemic Domain Model“ (stupid public getters and setters)</text:span><text:span text:style-name="T3"><text:line-break/></text:span><text:span text:style-name="T3"/></text:p>
            </text:list-item>
            <text:list-item>
              <text:p text:style-name="P6"><text:span text:style-name="T3">Real object-oriented Data Abstraction</text:span><text:span text:style-name="T3"><text:line-break/></text:span><text:span text:style-name="T3"/></text:p>
            </text:list-item>
            <text:list-item>
              <text:p text:style-name="P6"><text:span text:style-name="T3">An </text:span><text:span text:style-name="T4">attractive name</text:span><text:span text:style-name="T3"> for this!</text:span><text:span text:style-name="T3"><text:line-break/></text:span><text:span text:style-name="T3">(All students, to whom I recommended the Rich Domain Model of Martin Fowler ended up with anemic domain classes, as there are many more recommendations for this in the web.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5.002cm" svg:height="1.266cm" svg:x="1.508cm" svg:y="1.808cm">
          <text:list text:style-name="L1">
            <text:list-header>
              <text:p text:style-name="P6"><text:span text:style-name="T3">What is good about DD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6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What Layering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1" draw:text-style-name="P8" draw:layer="layout" svg:width="22.119cm" svg:height="10.405cm" svg:x="1.535cm" svg:y="3.025cm">
          <text:list text:style-name="L3">
            <text:list-item>
              <text:p text:style-name="P6"><text:span text:style-name="T4">Classical</text:span><text:span text:style-name="T3">: 3 layers: </text:span><text:span text:style-name="T3"><text:line-break/></text:span><text:span text:style-name="T3">UI </text:span><text:span text:style-name="T5">→</text:span><text:span text:style-name="T3"> Logic </text:span><text:span text:style-name="T5">→</text:span><text:span text:style-name="T3"> Data Access</text:span><text:span text:style-name="T3"><text:line-break/></text:span><text:span text:style-name="T3">Inevitable with static binding.</text:span></text:p>
            </text:list-item>
            <text:list-item>
              <text:p text:style-name="P10"><text:span text:style-name="T4">Eric Evans DDD (2003)</text:span><text:span text:style-name="T3">: 4 layers:</text:span><text:span text:style-name="T3"><text:line-break/></text:span><text:span text:style-name="T3">Interface </text:span><text:span text:style-name="T5">→</text:span><text:span text:style-name="T3"> Application </text:span><text:span text:style-name="T5">→</text:span><text:span text:style-name="T3"> Domain </text:span><text:span text:style-name="T5">→</text:span><text:span text:style-name="T3"> Infrastructure</text:span><text:span text:style-name="T3"><text:line-break/></text:span><text:span text:style-name="T3">That is why I did not understand his book!</text:span><text:span text:style-name="T3"><text:line-break/></text:span><text:span text:style-name="T3"/></text:p>
            </text:list-item>
            <text:list-item>
              <text:p text:style-name="P10"><text:span text:style-name="T4">Modern</text:span><text:span text:style-name="T3"> (Spring Cargo Tracker): 4 layers:</text:span><text:span text:style-name="T3"><text:line-break/></text:span><text:span text:style-name="T3">Infrastructure </text:span><text:span text:style-name="T5">→ Interface → Application → Domai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5.002cm" svg:height="1.266cm" svg:x="1.508cm" svg:y="1.808cm">
          <text:list text:style-name="L1">
            <text:list-header>
              <text:p text:style-name="P6"><text:span text:style-name="T3">What layer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7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Layering how to?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8" draw:layer="layout" svg:width="22.119cm" svg:height="8.389cm" svg:x="1.535cm" svg:y="3.225cm">
          <text:list text:style-name="L3">
            <text:list-item>
              <text:p text:style-name="P6"><text:span text:style-name="T6">How can the domain model be the lowest layer?</text:span><text:span text:style-name="T3"><text:line-break/></text:span><text:span text:style-name="T7">It must use the Infrastructure!</text:span><text:span text:style-name="T3"><text:line-break/></text:span><text:span text:style-name="T3"/></text:p>
            </text:list-item>
            <text:list-item>
              <text:p text:style-name="P6"><text:span text:style-name="T6">Solution (Ports and Adapters pattern)</text:span><text:span text:style-name="T8">:</text:span><text:span text:style-name="T3"><text:line-break/></text:span><text:span text:style-name="T3">Domain model offers domain services to the upper layers.</text:span><text:span text:style-name="T3"><text:line-break/></text:span><text:span text:style-name="T3">Domain model requires interfaces for persistence etc.</text:span><text:span text:style-name="T3"><text:line-break/></text:span><text:span text:style-name="T3">They are injected by a containe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5.002cm" svg:height="1.266cm" svg:x="1.508cm" svg:y="1.808cm">
          <text:list text:style-name="L1">
            <text:list-header>
              <text:p text:style-name="P6"><text:span text:style-name="T3">How to do i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8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How in Entity Classes?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3" draw:text-style-name="P8" draw:layer="layout" svg:width="22.119cm" svg:height="12.453cm" svg:x="1.535cm" svg:y="3.225cm">
          <text:list text:style-name="L3">
            <text:list-item>
              <text:p text:style-name="P6"><text:span text:style-name="T6">Rich Entity class must have access to persistence services!!!</text:span><text:span text:style-name="T3"><text:line-break/></text:span><text:span text:style-name="T7">DI can't inject it when retrieving entities from JPA, ...</text:span><text:span text:style-name="T3"><text:line-break/></text:span><text:span text:style-name="T3"/></text:p>
            </text:list-item>
            <text:list-item>
              <text:p text:style-name="P6"><text:span text:style-name="T6">Manual after-retrieve enrichment?</text:span><text:span text:style-name="T3"><text:line-break/></text:span><text:span text:style-name="T3">After retrieving a collection of entities from persistence fill the persistence services references into all entities.</text:span><text:span text:style-name="T3"><text:line-break/></text:span><text:span text:style-name="T3">Domain model requires interfaces for persistence etc.</text:span><text:span text:style-name="T3"><text:line-break/></text:span><text:span text:style-name="T3"/></text:p>
            </text:list-item>
            <text:list-item>
              <text:p text:style-name="P6"><text:span text:style-name="T4">DODI: </text:span><text:span text:style-name="T7">Spring Domain Object Dependency Injection</text:span><text:span text:style-name="T7">?</text:span><text:span text:style-name="T3"><text:line-break/></text:span><text:span text:style-name="T3">Needs AOP Load Time Weaving.</text:span><text:span text:style-name="T3"><text:line-break/></text:span><text:span text:style-name="T3">Maybe too complicated for studen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15.002cm" svg:height="1.266cm" svg:x="1.508cm" svg:y="1.808cm">
          <text:list text:style-name="L1">
            <text:list-header>
              <text:p text:style-name="P6"><text:span text:style-name="T3">How to do it in entity classe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9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Immutable Value Objec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8" draw:layer="layout" svg:width="22.119cm" svg:height="5.341cm" svg:x="1.535cm" svg:y="5.325cm">
          <text:list text:style-name="L3">
            <text:list-item>
              <text:p text:style-name="P6"><text:span text:style-name="T6">But JPA can't restore them!!!</text:span><text:span text:style-name="T3"><text:line-break/></text:span><text:span text:style-name="T7">Should I leave them mutable???</text:span><text:span text:style-name="T3"><text:line-break/></text:span><text:span text:style-name="T3"/></text:p>
            </text:list-item>
            <text:list-item>
              <text:p text:style-name="P6"><text:span text:style-name="T6">Or should I use Hibernate?</text:span><text:span text:style-name="T3"><text:line-break/></text:span><text:span text:style-name="T3">Seems to support immutable embedded objec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15.002cm" svg:height="1.266cm" svg:x="1.508cm" svg:y="1.808cm">
          <text:list text:style-name="L1">
            <text:list-header>
              <text:p text:style-name="P6"><text:span text:style-name="T3">Would prefer immutable Valu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45cm" svg:height="10.298cm" svg:x="2.539cm" svg:y="2.067cm" draw:page-number="10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nclus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13" draw:layer="layout" svg:width="22.119cm" svg:height="7.119cm" svg:x="1.535cm" svg:y="3.799cm">
          <text:list text:style-name="L1">
            <text:list-header>
              <text:p text:style-name="P11"><text:span text:style-name="T9"/></text:p>
            </text:list-header>
          </text:list>
          <text:list text:style-name="L4">
            <text:list-item>
              <text:p text:style-name="P12"><text:span text:style-name="T10">DDD seems good for my purpose</text:span><text:span text:style-name="T11">:</text:span><text:span text:style-name="T11"><text:line-break/></text:span><text:span text:style-name="T11">Real abstraction</text:span><text:span text:style-name="T11"><text:line-break/></text:span><text:span text:style-name="T11"/></text:p>
            </text:list-item>
            <text:list-item>
              <text:p text:style-name="P12"><text:span text:style-name="T10">Problem, how to make it simple.</text:span><text:span text:style-name="T10"><text:line-break/></text:span><text:span text:style-name="T10"/></text:p>
            </text:list-item>
            <text:list-item>
              <text:p text:style-name="P12"><text:span text:style-name="T10">Now going to demonstrate on code in the ID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494cm" svg:height="1.266cm" svg:x="1.508cm" svg:y="1.808cm">
          <text:list text:style-name="L1">
            <text:list-header>
              <text:p text:style-name="P6"><text:span text:style-name="T3">Conclu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794cm" svg:height="10.345cm" svg:x="2.54cm" svg:y="2.068cm" draw:page-number="11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Ende" draw:style-name="dp1" draw:master-page-name="Title1" presentation:presentation-page-layout-name="AL1T0" presentation:use-footer-name="ftr2" presentation:use-date-time-name="dtd1">
        <office:forms form:automatic-focus="false" form:apply-design-mode="false"/>
        <draw:custom-shape draw:style-name="gr18" draw:text-style-name="P14" draw:layer="layout" svg:width="8.074cm" svg:height="1.561cm" svg:x="3.096cm" svg:y="8.039cm">
          <text:list text:style-name="L1">
            <text:list-header>
              <text:p text:style-name="P1"><text:span text:style-name="T2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745cm" svg:height="10.298cm" svg:x="2.539cm" svg:y="2.067cm" draw:page-number="12" presentation:class="page"/>
          <draw:frame presentation:style-name="pr1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adornments="Standard" style:font-family-generic="swiss"/>
    <style:font-face style:name="Arial1" svg:font-family="Arial" style:font-pitch="variable"/>
    <style:font-face style:name="DejaVu Sans1" svg:font-family="'DejaVu Sans'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.13cm" fo:padding-left="0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">
            <style:list-level-properties text:space-before="0.52cm" text:min-label-width="0.7cm"/>
            <style:text-properties fo:font-family="StarSymbol" style:font-charset="x-symbol" fo:color="#ef181e" fo:font-size="5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letter-kerning="true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letter-kerning="true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8a1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letter-kerning="true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0098a1" draw:opacity="1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0098a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0098a1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0098a1" draw:opacity="3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0098a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26cm" svg:stroke-color="#ef181e" draw:stroke-linejoin="miter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35cm" svg:stroke-color="#02a8a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none" draw:fill="solid" draw:fill-color="#02a8a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9cm" fo:min-width="0cm" fo:wrap-option="wrap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0098a1" draw:opacity="10%"/>
      <style:paragraph-properties style:writing-mode="lr-tb" style:font-independent-line-spacing="true"/>
    </style:style>
    <style:style style:name="MP7" style:family="paragraph">
      <loext:graphic-properties draw:fill="solid" draw:fill-color="#0098a1"/>
      <style:paragraph-properties style:writing-mode="lr-tb" style:font-independent-line-spacing="true"/>
    </style:style>
    <style:style style:name="MP8" style:family="paragraph">
      <loext:graphic-properties draw:fill="solid" draw:fill-color="#0098a1" draw:opacity="70%"/>
      <style:paragraph-properties style:writing-mode="lr-tb" style:font-independent-line-spacing="true"/>
    </style:style>
    <style:style style:name="MP9" style:family="paragraph">
      <loext:graphic-properties draw:fill="solid" draw:fill-color="#0098a1" draw:opacity="30%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solid" draw:fill-color="#ef181e"/>
      <style:paragraph-properties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2" style:family="paragraph">
      <loext:graphic-properties draw:fill="solid" draw:fill-color="#02a8a6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cccc" fo:font-size="13pt" fo:language="de" fo:country="DE" style:font-size-asian="13pt" style:font-size-complex="13pt"/>
    </style:style>
    <style:style style:name="MT4" style:family="text">
      <style:text-properties fo:color="#000000" fo:font-size="13pt" fo:language="de" fo:country="DE" style:font-size-asian="13pt" style:font-size-complex="13pt"/>
    </style:style>
    <style:style style:name="MT5" style:family="text">
      <style:text-properties fo:color="#808080" fo:font-size="13pt" fo:language="de" fo:country="DE" style:font-size-asian="13pt" style:font-size-complex="13pt"/>
    </style:style>
    <style:style style:name="MT6" style:family="text">
      <style:text-properties fo:color="#00cccc" fo:font-size="24pt" fo:language="de" fo:country="DE" style:font-size-asian="24pt" style:font-size-complex="24pt"/>
    </style:style>
    <style:style style:name="MT7" style:family="text">
      <style:text-properties style:font-name="Times New Roman" fo:font-size="12pt" fo:language="de" fo:country="DE" style:font-size-asian="12pt" style:font-size-complex="12pt"/>
    </style:style>
    <style:style style:name="MT8" style:family="text">
      <style:text-properties style:font-name="Arial Narrow"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 draw:page-number="1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1.012cm" svg:height="12.573cm" svg:x="2.13cm" svg:y="4.07cm" presentation:class="outline" presentation:placeholder="true">
        <draw:text-box/>
      </draw:frame>
      <draw:frame presentation:style-name="Mpr1" draw:text-style-name="MP5" draw:layer="backgroundobjects" svg:width="2.492cm" svg:height="0.989cm" svg:x="23.142cm" svg:y="17.899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draw:custom-shape draw:style-name="Mgr3" draw:text-style-name="MP6" draw:layer="backgroundobjects" svg:width="0.979cm" svg:height="1.001cm" svg:x="1.092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4" draw:text-style-name="MP7" draw:layer="backgroundobjects" svg:width="0.979cm" svg:height="1.001cm" svg:x="4.717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5" draw:text-style-name="MP8" draw:layer="backgroundobjects" svg:width="0.979cm" svg:height="1.001cm" svg:x="3.513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6" draw:text-style-name="MP9" draw:layer="backgroundobjects" svg:width="0.979cm" svg:height="1.001cm" svg:x="2.318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7" draw:text-style-name="MP10" draw:layer="backgroundobjects" svg:width="23.032cm" svg:height="15.602cm" svg:x="1.151cm" svg:y="2.05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3.032cm" svg:height="0.979cm" svg:x="1.142cm" svg:y="2.05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16.629cm" svg:height="1.001cm" svg:x="1.971cm" svg:y="2.253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.385cm" svg:height="1.054cm" svg:x="23.01cm" svg:y="0.798cm">
        <draw:image xlink:href="Pictures/100000000000009600000072029B9A92.png" xlink:type="simple" xlink:show="embed" xlink:actuate="onLoad">
          <text:p/>
        </draw:image>
      </draw:frame>
      <draw:custom-shape draw:style-name="Mgr10" draw:text-style-name="MP12" draw:layer="backgroundobjects" svg:width="1.019cm" svg:height="1.019cm" svg:x="22.886cm" svg:y="16.364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0.448cm" svg:height="0.896cm" svg:x="1.107cm" svg:y="17.83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5.976cm" svg:height="1.223cm" svg:x="2.099cm" svg:y="1.856cm" presentation:class="title" presentation:placeholder="true">
        <draw:text-box/>
      </draw:frame>
      <draw:custom-shape draw:style-name="Mgr11" draw:text-style-name="MP10" draw:layer="backgroundobjects" svg:width="22cm" svg:height="1.014cm" svg:x="1.001cm" svg:y="17.802cm">
        <text:list text:style-name="ML2">
          <text:list-header>
            <text:p text:style-name="MP13"><text:span text:style-name="MT3">Beuth-Hochschule für Technik Berlin</text:span><text:span text:style-name="MT4"> <text:s text:c="5"/></text:span><text:span text:style-name="MT5">University of Applied Sciences</text:span><text:span text:style-name="MT4"> <text:s text:c="7"/></text:span><text:span text:style-name="MT3">Christoph Knabe, 2017-07-20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0" draw:layer="backgroundobjects" svg:width="15.998cm" svg:height="1.265cm" svg:x="6.5cm" svg:y="0.6cm">
        <text:list text:style-name="ML2">
          <text:list-header>
            <text:p text:style-name="MP13"><text:span text:style-name="MT6">How to make a simple DDD Project?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3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Default-title" draw:layer="backgroundobjects" svg:width="13.745cm" svg:height="10.298cm" svg:x="2.539cm" svg:y="2.067cm" presentation:class="page"/>
        <draw:frame presentation:style-name="Default-notes" draw:layer="backgroundobjects" svg:width="15.051cm" svg:height="12.366cm" svg:x="1.886cm" svg:y="13.105cm" presentation:class="notes" presentation:placeholder="true">
          <draw:text-box/>
        </draw:frame>
        <draw:frame presentation:style-name="Mpr4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5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4" draw:text-style-name="MP10" draw:layer="backgroundobjects" svg:width="22.983cm" svg:height="10.57cm" svg:x="1.147cm" svg:y="3.184cm">
        <text:p/>
        <draw:enhanced-geometry svg:viewBox="0 0 21600 21600" draw:type="rectangle" draw:enhanced-path="M 0 0 L 21600 0 21600 21600 0 21600 0 0 Z N"/>
      </draw:custom-shape>
      <draw:frame presentation:style-name="Mpr6" draw:text-style-name="MP17" draw:layer="backgroundobjects" svg:width="5.261cm" svg:height="0.684cm" svg:x="1.886cm" svg:y="17.347cm" presentation:class="date-time">
        <draw:text-box>
          <text:list text:style-name="ML1">
            <text:list-header>
              <text:p text:style-name="MP16"><text:span text:style-name="MT8">01/06/12</text:span></text:p>
            </text:list-header>
          </text:list>
        </draw:text-box>
      </draw:frame>
      <draw:frame presentation:style-name="Mpr7" draw:text-style-name="MP21" draw:layer="backgroundobjects" svg:width="7.995cm" svg:height="0.684cm" svg:x="8.677cm" svg:y="17.347cm" presentation:class="footer">
        <draw:text-box>
          <text:list text:style-name="ML1">
            <text:list-header>
              <text:p text:style-name="MP20"><text:span text:style-name="MT8"><presentation:footer/></text:span></text:p>
            </text:list-header>
          </text:list>
        </draw:text-box>
      </draw:frame>
      <draw:frame presentation:style-name="Mpr8" draw:text-style-name="MP19" draw:layer="backgroundobjects" svg:width="5.195cm" svg:height="0.684cm" svg:x="18.202cm" svg:y="17.347cm" presentation:class="page-number">
        <draw:text-box>
          <text:list text:style-name="ML1">
            <text:list-header>
              <text:p text:style-name="MP18"><text:span text:style-name="MT8"><text:page-number>&lt;Foliennummer&gt;</text:page-number></text:span></text:p>
            </text:list-header>
          </text:list>
        </draw:text-box>
      </draw:frame>
      <draw:frame presentation:style-name="Title1-title" draw:layer="backgroundobjects" svg:width="8.886cm" svg:height="3.961cm" svg:x="14.521cm" svg:y="5.675cm" presentation:class="title" presentation:placeholder="true">
        <draw:text-box/>
      </draw:frame>
      <draw:custom-shape draw:style-name="Mgr15" draw:text-style-name="MP22" draw:layer="backgroundobjects" svg:width="12.726cm" svg:height="10.584cm" svg:x="1.147cm" svg:y="3.17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.077cm" svg:height="2.077cm" svg:x="22.057cm" svg:y="0.798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077cm" svg:height="2.077cm" svg:x="19.694cm" svg:y="0.816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.077cm" svg:height="2.077cm" svg:x="17.277cm" svg:y="0.807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.077cm" svg:height="2.077cm" svg:x="14.861cm" svg:y="0.798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3.071cm" svg:height="2.104cm" svg:x="0.82cm" svg:y="0.833cm">
        <draw:image xlink:href="Pictures/10000000000002CA000000731293D0D8.png" xlink:type="simple" xlink:show="embed" xlink:actuate="onLoad">
          <text:p/>
        </draw:image>
      </draw:frame>
      <draw:custom-shape draw:style-name="Mgr16" draw:text-style-name="MP12" draw:layer="backgroundobjects" svg:width="23.01cm" svg:height="3.598cm" svg:x="1.133cm" svg:y="14.02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11cm" svg:height="12.573cm" svg:x="1.269cm" svg:y="4.458cm" presentation:class="outline" presentation:placeholder="true">
        <draw:text-box/>
      </draw:frame>
      <presentation:notes style:page-layout-name="PM0"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10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Title1-title" draw:layer="backgroundobjects" svg:width="13.745cm" svg:height="10.298cm" svg:x="2.539cm" svg:y="2.067cm" presentation:class="page"/>
        <draw:frame presentation:style-name="Title1-notes" draw:layer="backgroundobjects" svg:width="15.051cm" svg:height="12.366cm" svg:x="1.886cm" svg:y="13.105cm" presentation:class="notes" presentation:placeholder="true">
          <draw:text-box/>
        </draw:frame>
        <draw:frame presentation:style-name="Mpr11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12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ümer, Frie</meta:initial-creator>
    <meta:creation-date>2006-10-28T11:34:38</meta:creation-date>
    <dc:creator>Christoph Knabe</dc:creator>
    <dc:date>2017-07-20T15:57:14.134112017</dc:date>
    <meta:editing-cycles>292</meta:editing-cycles>
    <meta:editing-duration>P26DT4H29M44S</meta:editing-duration>
    <meta:generator>LibreOffice/4.4.3.2$Linux_X86_64 LibreOffice_project/40m0$Build-2</meta:generator>
    <meta:document-statistic meta:object-count="131"/>
  </office:meta>
</office:document-meta>
</file>